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c43b58b"/>
    </style:style>
    <style:style style:name="T3" style:family="text">
      <style:text-properties style:font-name="標楷體1" officeooo:rsid="0880e60f"/>
    </style:style>
    <style:style style:name="T4" style:family="text">
      <style:text-properties style:font-name="標楷體1" style:text-underline-style="solid" style:text-underline-width="auto" style:text-underline-color="font-color" officeooo:rsid="0880e60f"/>
    </style:style>
    <style:style style:name="T5" style:family="text">
      <style:text-properties fo:color="#333333"/>
    </style:style>
    <style:style style:name="T6" style:family="text">
      <style:text-properties fo:color="#333333" officeooo:rsid="41d0b885"/>
    </style:style>
    <style:style style:name="T7" style:family="text">
      <style:text-properties officeooo:rsid="4c43b58b"/>
    </style:style>
    <style:style style:name="T8" style:family="text">
      <style:text-properties officeooo:rsid="0880e60f"/>
    </style:style>
    <style:style style:name="T9" style:family="text">
      <style:text-properties officeooo:rsid="2fa2d5a6"/>
    </style:style>
    <style:style style:name="T10" style:family="text">
      <style:text-properties officeooo:rsid="352e8af6"/>
    </style:style>
    <style:style style:name="T11" style:family="text">
      <style:text-properties officeooo:rsid="41d0b885"/>
    </style:style>
    <style:style style:name="T12" style:family="text">
      <style:text-properties officeooo:rsid="41effb49"/>
    </style:style>
    <style:style style:name="T13" style:family="text">
      <style:text-properties officeooo:rsid="41f01272"/>
    </style:style>
    <style:style style:name="T14" style:family="text">
      <style:text-properties officeooo:rsid="41f2ffe3"/>
    </style:style>
    <style:style style:name="T15" style:family="text">
      <style:text-properties officeooo:rsid="41ff6bff"/>
    </style:style>
    <style:style style:name="T16" style:family="text">
      <style:text-properties officeooo:rsid="40b326dd"/>
    </style:style>
    <style:style style:name="T17" style:family="text">
      <style:text-properties officeooo:rsid="42319dc3"/>
    </style:style>
    <style:style style:name="T18" style:family="text">
      <style:text-properties officeooo:rsid="42319dc3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1121786" text:style-name="L1">
        <text:list-item>
          <text:p text:style-name="P1"><text:bookmark-start text:name="問題"/>問題<text:bookmark-end text:name="問題"/></text:p>
          <text:list>
            <text:list-item>
              <text:p text:style-name="P7">問題<text:span text:style-name="T3">的 分類</text:span>。</text:p>
              <text:list>
                <text:list-item>
                  <text:p text:style-name="P2"><text:span text:style-name="T8">數量型</text:span><text:span text:style-name="T5">問題</text:span>。</text:p>
                </text:list-item>
                <text:list-item>
                  <text:p text:style-name="P2"><text:span text:style-name="T8">群體型</text:span><text:span text:style-name="T5">問題</text:span>。</text:p>
                </text:list-item>
                <text:list-item>
                  <text:p text:style-name="P30"><text:span text:style-name="T9">（類似描述、拓展描述 在 </text:span><text:span text:style-name="T2">新生之書</text:span><text:span text:style-name="T7">的 </text:span><text:span text:style-name="T2">宗教</text:span><text:span text:style-name="T7"> 文件群的 </text:span><text:span text:style-name="T1">信仰、信念、中心思想、世界觀、價值觀</text:span><text:span text:style-name="T10">的 </text:span><text:span text:style-name="T4">正常個體的 分類</text:span>）</text:p>
                  <text:list>
                    <text:list-item>
                      <text:p text:style-name="P30">某一特定個體的 分類。</text:p>
                      <text:list>
                        <text:list-item>
                          <text:p text:style-name="P30">數量型 該個體。</text:p>
                        </text:list-item>
                        <text:list-item>
                          <text:p text:style-name="P30">群體型 該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問題 不一定是 問題。</text:p>
              <text:list>
                <text:list-item>
                  <text:p text:style-name="P3"><text:span text:style-name="T5">明顯例子，（第一個個體 認定的）</text:span>問題<text:span text:style-name="T5">，（第二個個體、第三個個體 認定）</text:span>不是 問題。</text:p>
                  <text:list>
                    <text:list-item>
                      <text:p text:style-name="P9">假定，第一個個體 種田。</text:p>
                      <text:list>
                        <text:list-item>
                          <text:p text:style-name="P3"><text:span text:style-name="T11">第一個個體 有機率認定</text:span><text:span text:style-name="T6">，鳥、昆蟲 </text:span><text:span text:style-name="T11">是 問題</text:span><text:span text:style-name="T6">、有害的存在、有害的個體</text:span><text:span text:style-name="T11">。</text:span></text:p>
                          <text:list>
                            <text:list-item>
                              <text:p text:style-name="P10"><text:span text:style-name="T11">有害的存在 是 直接型有害 農田的 存在</text:span>。</text:p>
                            </text:list-item>
                            <text:list-item>
                              <text:p text:style-name="P10"><text:span text:style-name="T11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11">對於 第一個個體 來說，鳥、昆蟲 <text:span text:style-name="T11">有機率</text:span>是 問題。</text:p>
                        </text:list-item>
                        <text:list-item>
                          <text:p text:style-name="P11">第一個個體 有機率 放鞭炮、灑農藥 →<text:span text:style-name="T12"> </text:span>減少 鳥、昆蟲 →<text:span text:style-name="T12"> 農田、農作物 更優良</text:span>。</text:p>
                        </text:list-item>
                      </text:list>
                    </text:list-item>
                    <text:list-item>
                      <text:p text:style-name="P12">假定，第二個個體 養魚。</text:p>
                      <text:list>
                        <text:list-item>
                          <text:p text:style-name="P4">第二個個體 有機率認定<text:span text:style-name="T5">，鳥、昆蟲 </text:span>不是 問題<text:span text:style-name="T6">、功能</text:span>。</text:p>
                        </text:list-item>
                        <text:list-item>
                          <text:p text:style-name="P11">對於 第二個個體 來說，鳥、昆蟲 <text:span text:style-name="T11">有機率</text:span>不是 問題、功能。</text:p>
                        </text:list-item>
                      </text:list>
                    </text:list-item>
                    <text:list-item>
                      <text:p text:style-name="P11">假定，第三個個體 開 動物園、昆蟲館、大自然旅館。</text:p>
                      <text:list>
                        <text:list-item>
                          <text:p text:style-name="P5">第三個個體 有機率認定<text:span text:style-name="T5">，鳥、昆蟲 </text:span>是 功能<text:span text:style-name="T5">、有益的存在、有益的個體</text:span>。</text:p>
                        </text:list-item>
                        <text:list-item>
                          <text:p text:style-name="P11">對於 第三個個體 來說，鳥、昆蟲 <text:span text:style-name="T11">有機率</text:span>是 功能。</text:p>
                        </text:list-item>
                        <text:list-item>
                          <text:p text:style-name="P11">第三個個體 有機率 種樹、種草 →<text:span text:style-name="T12"> </text:span>增加 鳥、昆蟲 → 景色 更優良 →<text:span text:style-name="T15"> 觀光客更多</text:span>。</text:p>
                        </text:list-item>
                      </text:list>
                    </text:list-item>
                    <text:list-item>
                      <text:p text:style-name="P13">假定，第四個個體 種花、開果園、種蘋果樹。</text:p>
                      <text:list>
                        <text:list-item>
                          <text:p text:style-name="P6">第四個個體 有機率認定<text:span text:style-name="T5">，鳥、昆蟲（</text:span>同時<text:span text:style-name="T5">）</text:span>是 問題、功能。</text:p>
                        </text:list-item>
                        <text:list-item>
                          <text:p text:style-name="P14">對於 第四個個體 來說，鳥、昆蟲 <text:span text:style-name="T11">有機率</text:span>（同時）是 問題、功能。</text:p>
                        </text:list-item>
                        <text:list-item>
                          <text:p text:style-name="P14">第四個個體 有機率 種草、拔草→<text:span text:style-name="T12">平衡</text:span> 鳥、昆蟲→植物分布更廣 →<text:span text:style-name="T15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5">明顯例子。</text:p>
                  <text:list>
                    <text:list-item>
                      <text:p text:style-name="P16">假定，第一個個體 存在、變化。</text:p>
                      <text:list>
                        <text:list-item>
                          <text:p text:style-name="P17">假定，第一個個體 認定 某一特定 特徵、存在、變化、思想、決策、行動 是 問題。</text:p>
                          <text:list>
                            <text:list-item>
                              <text:p text:style-name="P18">第一個個體 認定 某一特定個體 是 問題、有<text:span text:style-name="T11">害</text:span>的存在、有<text:span text:style-name="T11">害</text:span>的個體。</text:p>
                            </text:list-item>
                          </text:list>
                        </text:list-item>
                        <text:list-item>
                          <text:p text:style-name="P19">對於 第一個個體 來說，該個體 是 問題、有<text:span text:style-name="T11">害</text:span>的存在、有<text:span text:style-name="T11">害</text:span>的個體。</text:p>
                          <text:list>
                            <text:list-item>
                              <text:p text:style-name="P27">以 第<text:span text:style-name="T16">一</text:span>個個體 為 坐標系零點，該個體 是 <text:span text:style-name="T16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15">第一個個體 做出 某一特定 思想、決策、行動→<text:span text:style-name="T14">減少 有害的存在→解決問題。</text:span></text:p>
                          <text:list>
                            <text:list-item>
                              <text:p text:style-name="P15">適當的 減少 有害的存在 有機率變成 有益的存在。</text:p>
                              <text:list>
                                <text:list-item>
                                  <text:p text:style-name="P15">明顯例子，醫藥用嗎啡。</text:p>
                                  <text:list>
                                    <text:list-item>
                                      <text:p text:style-name="P15">嗎啡 <text:span text:style-name="T18">↔</text:span><text:span text:style-name="T17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假定，第二個個體 存在、變化。</text:p>
                      <text:list>
                        <text:list-item>
                          <text:p text:style-name="P17">假定，第二個個體 認定 某一特定 特徵、存在、變化、思想 不是 問題、功能。</text:p>
                        </text:list-item>
                        <text:list-item>
                          <text:p text:style-name="P21">對於 第二個個體 來說，該個體 不是 問題、功能。</text:p>
                          <text:list>
                            <text:list-item>
                              <text:p text:style-name="P28">以 第<text:span text:style-name="T16">二</text:span>個個體 為 坐標系零點，該個體 <text:span text:style-name="T16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假定，第三個個體 存在、變化。</text:p>
                      <text:list>
                        <text:list-item>
                          <text:p text:style-name="P22">假定，第三個個體 認定 某一特定 特徵、存在、變化、思想、決策、行動 是 功能。</text:p>
                          <text:list>
                            <text:list-item>
                              <text:p text:style-name="P18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23">對於 第三個個體 來說，該個體 是 功能、有益的存在、有益的個體。</text:p>
                          <text:list>
                            <text:list-item>
                              <text:p text:style-name="P29">以 第三個個體 為 坐標系零點，該個體 是 功能<text:span text:style-name="T16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23">第一個個體 做出 某一特定 思想、決策、行動 → 增加 有益的存在 → <text:span text:style-name="T13">提升 功能</text:span>。</text:p>
                          <text:list>
                            <text:list-item>
                              <text:p text:style-name="P24">過少的 增加 有益的存在 有機率變成 有害的存在。</text:p>
                              <text:list>
                                <text:list-item>
                                  <text:p text:style-name="P24">明顯例子，脫水。</text:p>
                                  <text:list>
                                    <text:list-item>
                                      <text:p text:style-name="P25">水 <text:span text:style-name="T18">↔</text:span><text:span text:style-name="T17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過多的 增加 有益的存在 有機率變成 有害的存在。</text:p>
                              <text:list>
                                <text:list-item>
                                  <text:p text:style-name="P26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假定，第四個個體 存在、變化。</text:p>
                      <text:list>
                        <text:list-item>
                          <text:p text:style-name="P26">假定，第三個個體 認定 某一特定 特徵、存在、變化、思想（同時）是 問題、功能。</text:p>
                        </text:list-item>
                        <text:list-item>
                          <text:p text:style-name="P26">對於 第四個個體 來說，該個體（同時）是 問題、功能。</text:p>
                        </text:list-item>
                        <text:list-item>
                          <text:p text:style-name="P26">第四個個體 做出 某一特定 思想、決策、行動→平衡 該存在→解決問題、提升功能。</text:p>
                          <text:list>
                            <text:list-item>
                              <text:p text:style-name="P26">平衡 該存在 的 明顯例子，增加、減少、控制 該存在的 大小、數量、形狀。</text:p>
                            </text:list-item>
                            <text:list-item>
                              <text:p text:style-name="P26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4:51:31.337000000</dc:date>
    <meta:editing-duration>P16DT15H12M22S</meta:editing-duration>
    <meta:editing-cycles>15705</meta:editing-cycles>
    <meta:document-statistic meta:table-count="0" meta:image-count="0" meta:object-count="0" meta:page-count="1" meta:paragraph-count="58" meta:word-count="1338" meta:character-count="1581" meta:non-whitespace-character-count="1396"/>
  </office:meta>
</office:document-meta>
</file>